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2276in" svg:height="7.0276in" svg:x="1.3992in" svg:y="0.4079in">
            <draw:object draw:notify-on-update-of-ranges="Sheet1.A1:Sheet1.A1 Sheet1.A2:Sheet1.A12 Sheet1.B1:Sheet1.B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59" calcext:value-type="float">
            <text:p>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7:53:59.164279813</meta:creation-date>
    <dc:date>2021-05-05T18:14:17.527309358</dc:date>
    <meta:editing-duration>PT10M8S</meta:editing-duration>
    <meta:editing-cycles>1</meta:editing-cycles>
    <meta:document-statistic meta:table-count="1" meta:cell-count="2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059cm" svg:height="17.851cm" xlink:href=".." xlink:type="simple" chart:class="chart:scatter" chart:style-name="ch1">
        <chart:title svg:x="14.215cm" svg:y="0.493cm" chart:style-name="ch2">
          <text:p>Pareto Front</text:p>
        </chart:title>
        <chart:plot-area chart:style-name="ch3" table:cell-range-address="Sheet1.A1:Sheet1.B12" chart:data-source-has-labels="row" svg:x="2.002cm" svg:y="1.629cm" svg:width="28.436cm" svg:height="14.884cm">
          <chartooo:coordinate-region svg:x="2.809cm" svg:y="1.828cm" svg:width="27.349cm" svg:height="14.038cm"/>
          <chart:axis chart:dimension="x" chart:name="primary-x" chart:style-name="ch4">
            <chart:title svg:x="14.562cm" svg:y="16.87cm" chart:style-name="ch5">
              <text:p>f1 (minimize total cost)</text:p>
            </chart:title>
          </chart:axis>
          <chart:axis chart:dimension="y" chart:name="primary-y" chart:style-name="ch6">
            <chart:title svg:x="0.451cm" svg:y="11.046cm" chart:style-name="ch7">
              <text:p>f2 (minimize total distance)
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>62</text:p>
                <draw:g>
                  <svg:desc>Sheet1.A2:Sheet1.A12</svg:desc>
                </draw:g>
              </table:table-cell>
              <table:table-cell office:value-type="float" office:value="844">
                <text:p>844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">
                <text:p>21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">
                <text:p>26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8">
                <text:p>30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">
                <text:p>32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">
                <text:p>37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7">
                <text:p>47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">
                <text:p>48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1">
                <text:p>631</text:p>
              </table:table-cell>
              <table:table-cell office:value-type="float" office:value="459">
                <text:p>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